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2.0014in" fo:margin-left="0.1875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751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0014in" fo:margin-left="0.1875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0.751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827a" officeooo:paragraph-rsid="0009827a"/>
    </style:style>
    <style:style style:name="P2" style:family="paragraph" style:parent-style-name="Standard">
      <style:text-properties fo:font-weight="bold" officeooo:rsid="0009827a" officeooo:paragraph-rsid="0009827a" style:font-weight-asian="bold" style:font-weight-complex="bold"/>
    </style:style>
    <style:style style:name="P3" style:family="paragraph" style:parent-style-name="Standard">
      <style:text-properties fo:font-weight="bold" officeooo:rsid="001a1296" officeooo:paragraph-rsid="001a1296" style:font-weight-asian="bold" style:font-weight-complex="bold"/>
    </style:style>
    <style:style style:name="P4" style:family="paragraph" style:parent-style-name="Standard">
      <style:text-properties fo:font-size="14pt" fo:font-weight="normal" officeooo:rsid="0009827a" officeooo:paragraph-rsid="0009827a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officeooo:rsid="001b9687" officeooo:paragraph-rsid="001b9687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normal" officeooo:rsid="0009827a" officeooo:paragraph-rsid="0009827a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abcf0" officeooo:paragraph-rsid="000abcf0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b8da5" officeooo:paragraph-rsid="000b8da5" style:font-weight-asian="normal" style:font-weight-complex="normal"/>
    </style:style>
    <style:style style:name="P9" style:family="paragraph" style:parent-style-name="Standard" style:list-style-name="L1">
      <style:text-properties fo:font-weight="bold" officeooo:rsid="000d1610" officeooo:paragraph-rsid="000f0bcd" style:font-weight-asian="bold" style:font-weight-complex="bold"/>
    </style:style>
    <style:style style:name="P10" style:family="paragraph" style:parent-style-name="Standard" style:list-style-name="L1">
      <style:text-properties fo:font-weight="bold" officeooo:rsid="000f0bcd" officeooo:paragraph-rsid="000f0bcd" style:font-weight-asian="bold" style:font-weight-complex="bold"/>
    </style:style>
    <style:style style:name="P11" style:family="paragraph" style:parent-style-name="Standard" style:list-style-name="L1">
      <style:text-properties fo:font-weight="bold" officeooo:rsid="000f12fa" officeooo:paragraph-rsid="000f12fa" style:font-weight-asian="bold" style:font-weight-complex="bold"/>
    </style:style>
    <style:style style:name="P12" style:family="paragraph" style:parent-style-name="Standard" style:list-style-name="L1">
      <style:text-properties fo:font-weight="bold" officeooo:rsid="001611e2" officeooo:paragraph-rsid="001611e2" style:font-weight-asian="bold" style:font-weight-complex="bold"/>
    </style:style>
    <style:style style:name="P13" style:family="paragraph" style:parent-style-name="Standard" style:list-style-name="L1">
      <style:text-properties fo:font-weight="bold" officeooo:rsid="0018e5ea" officeooo:paragraph-rsid="0018e5ea" style:font-weight-asian="bold" style:font-weight-complex="bold"/>
    </style:style>
    <style:style style:name="P14" style:family="paragraph" style:parent-style-name="Standard" style:list-style-name="L1">
      <style:text-properties fo:font-weight="bold" officeooo:rsid="001a1296" officeooo:paragraph-rsid="001a1296" style:font-weight-asian="bold" style:font-weight-complex="bold"/>
    </style:style>
    <style:style style:name="P15" style:family="paragraph" style:parent-style-name="Standard" style:list-style-name="L1">
      <style:text-properties fo:font-style="normal" fo:font-weight="normal" officeooo:rsid="00149718" officeooo:paragraph-rsid="00149718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style:text-properties fo:font-style="normal" fo:font-weight="normal" officeooo:rsid="001a1296" officeooo:paragraph-rsid="001a1296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abb3c" officeooo:paragraph-rsid="001a1296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bold" officeooo:rsid="001b9687" officeooo:paragraph-rsid="001b9687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rsid="001e8400" officeooo:paragraph-rsid="001e8400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ize="16pt" fo:font-weight="bold" officeooo:rsid="0009827a" officeooo:paragraph-rsid="0009827a" style:font-size-asian="16pt" style:font-weight-asian="bold" style:font-size-complex="16pt" style:font-weight-complex="bold"/>
    </style:style>
    <style:style style:name="P21" style:family="paragraph" style:parent-style-name="Standard">
      <style:text-properties officeooo:paragraph-rsid="00200036"/>
    </style:style>
    <style:style style:name="P22" style:family="paragraph" style:parent-style-name="Standard" style:list-style-name="L4">
      <style:text-properties officeooo:rsid="00200036" officeooo:paragraph-rsid="00200036"/>
    </style:style>
    <style:style style:name="P23" style:family="paragraph" style:parent-style-name="Standard">
      <style:text-properties officeooo:rsid="00200036" officeooo:paragraph-rsid="00200036"/>
    </style:style>
    <style:style style:name="P24" style:family="paragraph" style:parent-style-name="Standard" style:list-style-name="L5">
      <style:text-properties officeooo:rsid="002349f0" officeooo:paragraph-rsid="002349f0"/>
    </style:style>
    <style:style style:name="P25" style:family="paragraph" style:parent-style-name="Standard" style:list-style-name="L5">
      <style:text-properties officeooo:paragraph-rsid="002349f0"/>
    </style:style>
    <style:style style:name="P26" style:family="paragraph" style:parent-style-name="Standard" style:list-style-name="L5">
      <style:text-properties officeooo:paragraph-rsid="00237568"/>
    </style:style>
    <style:style style:name="P27" style:family="paragraph" style:parent-style-name="Standard" style:list-style-name="L5">
      <style:text-properties officeooo:rsid="00237568" officeooo:paragraph-rsid="00237568"/>
    </style:style>
    <style:style style:name="P28" style:family="paragraph" style:parent-style-name="Standard">
      <style:text-properties officeooo:rsid="00237568" officeooo:paragraph-rsid="00237568"/>
    </style:style>
    <style:style style:name="P29" style:family="paragraph" style:parent-style-name="Standard" style:list-style-name="L5">
      <style:text-properties officeooo:rsid="00266354" officeooo:paragraph-rsid="00266354"/>
    </style:style>
    <style:style style:name="P30" style:family="paragraph" style:parent-style-name="Standard" style:list-style-name="L6">
      <style:text-properties officeooo:rsid="0026c38d" officeooo:paragraph-rsid="0026c38d"/>
    </style:style>
    <style:style style:name="P31" style:family="paragraph" style:parent-style-name="Standard">
      <style:text-properties officeooo:rsid="0026c38d" officeooo:paragraph-rsid="0026c38d"/>
    </style:style>
    <style:style style:name="P32" style:family="paragraph" style:parent-style-name="Standard">
      <style:text-properties officeooo:rsid="0027d3bf" officeooo:paragraph-rsid="0027d3bf"/>
    </style:style>
    <style:style style:name="P33" style:family="paragraph" style:parent-style-name="Standard">
      <style:paragraph-properties fo:text-align="center" style:justify-single-word="false"/>
      <style:text-properties officeooo:rsid="0027d3bf" officeooo:paragraph-rsid="002e8ac4"/>
    </style:style>
    <style:style style:name="P34" style:family="paragraph" style:parent-style-name="Standard">
      <style:paragraph-properties fo:text-align="center" style:justify-single-word="false"/>
      <style:text-properties officeooo:rsid="0027d3bf" officeooo:paragraph-rsid="0035c49e"/>
    </style:style>
    <style:style style:name="P35" style:family="paragraph" style:parent-style-name="Standard">
      <style:text-properties officeooo:rsid="0029865e" officeooo:paragraph-rsid="0029865e"/>
    </style:style>
    <style:style style:name="P36" style:family="paragraph" style:parent-style-name="Standard">
      <style:text-properties officeooo:rsid="002e8ac4" officeooo:paragraph-rsid="002e8ac4"/>
    </style:style>
    <style:style style:name="P37" style:family="paragraph" style:parent-style-name="Standard">
      <style:text-properties officeooo:paragraph-rsid="002e8ac4"/>
    </style:style>
    <style:style style:name="P38" style:family="paragraph" style:parent-style-name="Standard">
      <style:text-properties officeooo:rsid="00304432" officeooo:paragraph-rsid="00304432"/>
    </style:style>
    <style:style style:name="P39" style:family="paragraph" style:parent-style-name="Standard">
      <style:text-properties officeooo:rsid="00322a2d" officeooo:paragraph-rsid="00322a2d"/>
    </style:style>
    <style:style style:name="P40" style:family="paragraph" style:parent-style-name="Standard">
      <style:paragraph-properties fo:text-align="center" style:justify-single-word="false"/>
      <style:text-properties officeooo:rsid="0035c49e" officeooo:paragraph-rsid="0035c49e"/>
    </style:style>
    <style:style style:name="P41" style:family="paragraph" style:parent-style-name="Standard">
      <style:text-properties officeooo:rsid="00387442" officeooo:paragraph-rsid="00387442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officeooo:paragraph-rsid="002e8ac4"/>
    </style:style>
    <style:style style:name="P44" style:family="paragraph" style:parent-style-name="Table_20_Contents">
      <style:paragraph-properties fo:text-align="center" style:justify-single-word="false"/>
      <style:text-properties officeooo:rsid="002b98aa" officeooo:paragraph-rsid="002b98aa"/>
    </style:style>
    <style:style style:name="P45" style:family="paragraph" style:parent-style-name="Table_20_Contents">
      <style:paragraph-properties fo:text-align="center" style:justify-single-word="false"/>
      <style:text-properties officeooo:rsid="002b98aa" officeooo:paragraph-rsid="002e8ac4"/>
    </style:style>
    <style:style style:name="P46" style:family="paragraph" style:parent-style-name="Table_20_Contents">
      <style:paragraph-properties fo:text-align="center" style:justify-single-word="false"/>
      <style:text-properties officeooo:rsid="002c2c29" officeooo:paragraph-rsid="002c2c29"/>
    </style:style>
    <style:style style:name="P47" style:family="paragraph" style:parent-style-name="Table_20_Contents">
      <style:paragraph-properties fo:text-align="center" style:justify-single-word="false"/>
      <style:text-properties officeooo:rsid="002c2c29" officeooo:paragraph-rsid="002e8ac4"/>
    </style:style>
    <style:style style:name="P48" style:family="paragraph" style:parent-style-name="Table_20_Contents">
      <style:paragraph-properties fo:text-align="center" style:justify-single-word="false"/>
      <style:text-properties officeooo:rsid="00322a2d" officeooo:paragraph-rsid="00322a2d"/>
    </style:style>
    <style:style style:name="P49" style:family="paragraph" style:parent-style-name="Table_20_Contents">
      <style:paragraph-properties fo:text-align="center" style:justify-single-word="false"/>
      <style:text-properties officeooo:rsid="00327c88" officeooo:paragraph-rsid="00327c88"/>
    </style:style>
    <style:style style:name="P50" style:family="paragraph" style:parent-style-name="Table_20_Contents">
      <style:paragraph-properties fo:text-align="center" style:justify-single-word="false"/>
      <style:text-properties officeooo:rsid="0035c49e" officeooo:paragraph-rsid="0035c49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bcf0" style:font-weight-asian="normal" style:font-weight-complex="normal"/>
    </style:style>
    <style:style style:name="T3" style:family="text">
      <style:text-properties fo:font-weight="normal" officeooo:rsid="000f0bcd" style:font-weight-asian="normal" style:font-weight-complex="normal"/>
    </style:style>
    <style:style style:name="T4" style:family="text">
      <style:text-properties fo:font-weight="normal" officeooo:rsid="00105d70" style:font-weight-asian="normal" style:font-weight-complex="normal"/>
    </style:style>
    <style:style style:name="T5" style:family="text">
      <style:text-properties fo:font-weight="normal" officeooo:rsid="00114497" style:font-weight-asian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abb3c" style:font-style-asian="normal" style:font-style-complex="normal"/>
    </style:style>
    <style:style style:name="T9" style:family="text">
      <style:text-properties fo:font-style="normal" officeooo:rsid="001e8400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2e388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7fc03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8e5ea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a1296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f0bcd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abb3c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00036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e8400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349f0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37568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53e59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6c38d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7d3bf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7ee08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81ad0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e8ac4" style:font-style-asian="normal" style:font-weight-asian="normal" style:font-style-complex="normal" style:font-weight-complex="normal"/>
    </style:style>
    <style:style style:name="T27" style:family="text">
      <style:text-properties officeooo:rsid="001e8400"/>
    </style:style>
    <style:style style:name="T28" style:family="text">
      <style:text-properties officeooo:rsid="0031ff04"/>
    </style:style>
    <style:style style:name="T29" style:family="text">
      <style:text-properties officeooo:rsid="00322a2d"/>
    </style:style>
    <style:style style:name="T30" style:family="text">
      <style:text-properties officeooo:rsid="0035c49e"/>
    </style:style>
    <style:style style:name="T31" style:family="text">
      <style:text-properties officeooo:rsid="00387442"/>
    </style:style>
    <style:style style:name="T32" style:family="text">
      <style:text-properties officeooo:rsid="003a710a"/>
    </style:style>
    <style:style style:name="T33" style:family="text">
      <style:text-properties officeooo:rsid="003bbd7f"/>
    </style:style>
    <style:style style:name="T34" style:family="text">
      <style:text-properties officeooo:rsid="003c8d37"/>
    </style:style>
    <style:style style:name="T35" style:family="text">
      <style:text-properties officeooo:rsid="003cf71a"/>
    </style:style>
    <style:style style:name="T36" style:family="text">
      <style:text-properties officeooo:rsid="003eac5c"/>
    </style:style>
    <style:style style:name="T37" style:family="text">
      <style:text-properties officeooo:rsid="003ef0d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habriel Nunes e Thiago Barbato</text:p>
      <text:p text:style-name="P1"/>
      <text:p text:style-name="P20">Relatório da aplicação de manipulação de LR</text:p>
      <text:p text:style-name="P4"/>
      <text:p text:style-name="P5"><text:span text:style-name="T27">1. </text:span>Utilização</text:p>
      <text:p text:style-name="P6"><text:tab/>A aplicação foi desenvolvida utilizando JavaScript para a parte lógica e HTML/CSS para a interface gráfica. Para executar a aplicação, basta abrir o arquivo “index.html” no navegador.</text:p>
      <text:p text:style-name="P2"><text:span text:style-name="T1"><text:tab/>A utilização é bem simples. Todas as funcionalidades do programa são acessíveis através da barra lateral à esquerda, enquanto que na seção principal os autômatos gerados são exibidos em forma de tabela de transição. </text:span><text:span text:style-name="T2">A barra lateral é composta de:</text:span></text:p>
      <text:list xml:id="list2572794319618439636" text:style-name="L1">
        <text:list-item>
          <text:p text:style-name="P7">Botões “open” e “save”: para leitura e gravação em disco, respectivamente, da workspace, isto é, do conjunto de expressões regulares e autômatos que estão sendo exibidos.</text:p>
        </text:list-item>
        <text:list-item>
          <text:p text:style-name="P8">Campo de texto e botão “Add”:para adicionar expressões regulares ao workspace. A tecla “enter” também pode ser utilizada ao invés do botão “Add”. Se a expressão digitada for válida, ela será adicionada à lista de expressões e seu autômato finito determinístico correspondente será exibido na seção principal. Caso ela seja inválida, um erro será exibido.</text:p>
        </text:list-item>
        <text:list-item>
          <text:p text:style-name="P9"><text:span text:style-name="T1">Lista de expressões regulares: uma lista com todas as ER presentes no workspace, </text:span><text:span text:style-name="T4">juntamente com uma checkbox para cada uma</text:span><text:span text:style-name="T1">. </text:span><text:span text:style-name="T4">A checkbox é utilizada para seleção de expressões, possibilitando deleção (para qualquer quantidade positiva de expressões), minimização (para uma expressão de cada vez), interse</text:span><text:span text:style-name="T5">c</text:span><text:span text:style-name="T4">ção (para duas expressões) e teste de equivalência (para duas expressões). Além disso, a</text:span><text:span text:style-name="T3"> forma como cada </text:span><text:span text:style-name="T5">ER</text:span><text:span text:style-name="T3"> é mostrada depende de como foi adicionada:</text:span></text:p>
          <text:list>
            <text:list-item>
              <text:p text:style-name="P9"><text:span text:style-name="T1">Para </text:span><text:span text:style-name="T3">ER's</text:span><text:span text:style-name="T1"> </text:span><text:span text:style-name="T3">digitadas pelo usuário, a ER é mostrada do jeito que foi digitada.</text:span></text:p>
            </text:list-item>
            <text:list-item>
              <text:p text:style-name="P10"><text:span text:style-name="T1">Para ER's geradas a partir de uma minimização, é mostrado “[MIN] </text:span><text:span text:style-name="T6">expr</text:span><text:span text:style-name="T10">”, onde </text:span><text:span text:style-name="T6">expr</text:span><text:span text:style-name="T10"> é a ER cujo autômato foi minimizado.</text:span></text:p>
            </text:list-item>
            <text:list-item>
              <text:p text:style-name="P10"><text:span text:style-name="T10">Para ER's geradas a partir de uma intersecção, é mostrado “[∩] </text:span><text:span text:style-name="T6">expr1</text:span><text:span text:style-name="T10">, </text:span><text:span text:style-name="T6">expr2</text:span><text:span text:style-name="T10">” onde </text:span><text:span text:style-name="T6">expr1</text:span><text:span text:style-name="T10"> e </text:span><text:span text:style-name="T6">expr2</text:span><text:span text:style-name="T10"> são as ER's cuja intersecção foi calculada.</text:span></text:p>
            </text:list-item>
            <text:list-item>
              <text:p text:style-name="P11"><text:span text:style-name="T10">Para ER's geradas a partir de um complemento (a partir de um </text:span><text:span text:style-name="T11">teste</text:span><text:span text:style-name="T10"> de equivalência), é mostrado “[NOT] </text:span><text:span text:style-name="T6">expr</text:span><text:span text:style-name="T10">”, onde </text:span><text:span text:style-name="T6">expr</text:span><text:span text:style-name="T10"> é a ER cujo autômato foi complementado.</text:span></text:p>
            </text:list-item>
          </text:list>
        </text:list-item>
        <text:list-item>
          <text:p text:style-name="P15">Botão de deleção: só é visível se pelo menos uma expressão estiver selecionada. Remove todas as ER's selecionadas do workspace, assim como seus respectivos autômatos.</text:p>
        </text:list-item>
        <text:list-item>
          <text:p text:style-name="P12"><text:span text:style-name="T10">Botão de minimização: só é visível se exatamente uma expressão estiver selecionada. </text:span><text:span text:style-name="T12">Se a </text:span><text:span text:style-name="T13">ER</text:span><text:span text:style-name="T12"> selecionada possuir o prefixo [MIN], é exibido um erro dizendo que </text:span><text:span text:style-name="T13">ela</text:span><text:span text:style-name="T12"> já está minimizada. Caso contrário, a forma minimizada da </text:span><text:span text:style-name="T13">ER</text:span><text:span text:style-name="T12"> selecionada é adicionada ao workspace. </text:span><text:span text:style-name="T13">O algoritmo de minimização utilizado será explicado mais adiante.</text:span></text:p>
        </text:list-item>
        <text:list-item>
          <text:p text:style-name="P13"><text:span text:style-name="T12">B</text:span><text:span text:style-name="T10">otão de intersecção: só é visível se exatamente duas expressões estiverem selecionadas. A intersecção das ER's selecionadas é adicionada ao workspace. O algoritmo de intersecção utilizado será explicado mais adiante.</text:span></text:p>
        </text:list-item>
        <text:list-item>
          <text:p text:style-name="P13"><text:span text:style-name="T10">Botão de teste de equivalência: só é visível se exatamente duas expressões estiverem selecionadas. </text:span><text:span text:style-name="T14">Quatro autômatos são adicionados ao workspace (M1 representa o autômato da primeira ER e M2 o autômato da segunda):</text:span></text:p>
          <text:list>
            <text:list-item>
              <text:p text:style-name="P16">Complemento de M1, isto é, ¬M1</text:p>
            </text:list-item>
            <text:list-item>
              <text:p text:style-name="P16">Complemento de M2, isto é, ¬M2</text:p>
            </text:list-item>
            <text:list-item>
              <text:p text:style-name="P14"><text:span text:style-name="T10">Resultado da operação M1</text:span><text:span text:style-name="T15">∩</text:span><text:span text:style-name="T10">¬M2</text:span></text:p>
            </text:list-item>
            <text:list-item>
              <text:p text:style-name="P14"><text:span text:style-name="T10">Resultado da operação M2</text:span><text:span text:style-name="T15">∩</text:span><text:span text:style-name="T10">¬M1</text:span></text:p>
            </text:list-item>
          </text:list>
        </text:list-item>
      </text:list>
      <text:p text:style-name="P3"><text:span text:style-name="T10"><text:tab/></text:span><text:span text:style-name="T16">Além disso, o resultado do teste (se são equivalentes ou não) é exibido embaixo do botão de teste de equivalência.</text:span></text:p>
      <text:p text:style-name="P17"><text:soft-page-break/></text:p>
      <text:p text:style-name="P5"><text:span text:style-name="T9">2. </text:span><text:span text:style-name="T8">A</text:span><text:span text:style-name="T7">lgoritmos utilizados</text:span></text:p>
      <text:p text:style-name="P18"/>
      <text:p text:style-name="P19">2.1. Minimização</text:p>
      <text:p text:style-name="P19"/>
      <text:p text:style-name="P21"><text:span text:style-name="T18"><text:tab/>Para a minimização de autômatos, </text:span><text:span text:style-name="T17">inicialmente os estados inúteis são removidos utilizando o algoritmo padrão mostrado em aula, isto é:</text:span></text:p>
      <text:list xml:id="list3227181327720444067" text:style-name="L4">
        <text:list-item>
          <text:p text:style-name="P22"><text:span text:style-name="T10">Remover os estados mortos</text:span></text:p>
          <text:list>
            <text:list-item>
              <text:p text:style-name="P22"><text:span text:style-name="T10">Para todo estado q do autômato:</text:span></text:p>
              <text:list>
                <text:list-item>
                  <text:p text:style-name="P22"><text:span text:style-name="T10">Se nenhum estado aceitador é alcançável a partir de q:</text:span></text:p>
                  <text:list>
                    <text:list-item>
                      <text:p text:style-name="P22"><text:span text:style-name="T10">Remova q do autômato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"><text:span text:style-name="T10">Remover os estados inacessíveis</text:span></text:p>
          <text:list>
            <text:list-item>
              <text:p text:style-name="P22"><text:span text:style-name="T10">Construa A = {q | q é um estado alcançável a partir de q0}</text:span></text:p>
            </text:list-item>
            <text:list-item>
              <text:p text:style-name="P22"><text:span text:style-name="T10">Para todo estado q do autômato:</text:span></text:p>
              <text:list>
                <text:list-item>
                  <text:p text:style-name="P22"><text:span text:style-name="T10">Se q não pertence a A:</text:span></text:p>
                  <text:list>
                    <text:list-item>
                      <text:p text:style-name="P22"><text:span text:style-name="T10">Remova q do autômat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><text:span text:style-name="T25">A seguir, os estados equivalentes são removidos. </text:span><text:span text:style-name="T10">Para </text:span><text:span text:style-name="T25">fazer isso</text:span><text:span text:style-name="T10">, inicialmente são calculadas as partições de equivalência utilizando o algoritmo de Hopcroft. </text:span><text:span text:style-name="T19">Esse algoritmo </text:span><text:span text:style-name="T21">é apresentado a seguir</text:span><text:span text:style-name="T19">:</text:span></text:p>
      <text:list xml:id="list4351082480559733300" text:style-name="L5">
        <text:list-item>
          <text:p text:style-name="P25"><text:span text:style-name="T19">Entrada: um autômato M(K, </text:span><text:span text:style-name="T10">Σ</text:span><text:span text:style-name="T19">, δ, q0, F)</text:span></text:p>
        </text:list-item>
        <text:list-item>
          <text:p text:style-name="P24"><text:span text:style-name="T19">S</text:span><text:span text:style-name="T10">aída: conjunto P contendo as partições de equivalência de M</text:span></text:p>
        </text:list-item>
        <text:list-item>
          <text:p text:style-name="P24"><text:span text:style-name="T10">Método:</text:span></text:p>
          <text:list>
            <text:list-item>
              <text:p text:style-name="P24"><text:span text:style-name="T10">Seja P = {F, K – F}</text:span></text:p>
            </text:list-item>
            <text:list-item>
              <text:p text:style-name="P24"><text:span text:style-name="T10">Seja W = {F}</text:span></text:p>
            </text:list-item>
            <text:list-item>
              <text:p text:style-name="P24"><text:span text:style-name="T10">Enquanto W não está vazio:</text:span></text:p>
              <text:list>
                <text:list-item>
                  <text:p text:style-name="P26"><text:span text:style-name="T19">Seja A </text:span><text:span text:style-name="T10">∈</text:span><text:span text:style-name="T19"> W</text:span></text:p>
                </text:list-item>
                <text:list-item>
                  <text:p text:style-name="P26"><text:span text:style-name="T19">Para cada c </text:span><text:span text:style-name="T10">∈</text:span><text:span text:style-name="T19"> Σ:</text:span></text:p>
                  <text:list>
                    <text:list-item>
                      <text:p text:style-name="P26"><text:span text:style-name="T19">Seja X = {q | q </text:span><text:span text:style-name="T10">∈</text:span><text:span text:style-name="T19"> K e δ(q, c) ∈ </text:span><text:span text:style-name="T20">A</text:span><text:span text:style-name="T19">}</text:span></text:p>
                    </text:list-item>
                    <text:list-item>
                      <text:p text:style-name="P26"><text:span text:style-name="T19">P</text:span><text:span text:style-name="T20">ara cada Y </text:span><text:span text:style-name="T10">∈</text:span><text:span text:style-name="T20"> P:</text:span></text:p>
                      <text:list>
                        <text:list-item>
                          <text:p text:style-name="P26"><text:span text:style-name="T20">Sejam I = X∩Y e D = Y–X</text:span></text:p>
                        </text:list-item>
                        <text:list-item>
                          <text:p text:style-name="P27"><text:span text:style-name="T10">Se |I| &gt; 0 e |D| &gt; 0:</text:span></text:p>
                          <text:list>
                            <text:list-item>
                              <text:p text:style-name="P29"><text:span text:style-name="T10">Substitua Y em P por I e D</text:span></text:p>
                            </text:list-item>
                            <text:list-item>
                              <text:p text:style-name="P27"><text:span text:style-name="T10">Se Y ∈ W:</text:span></text:p>
                              <text:list>
                                <text:list-item>
                                  <text:p text:style-name="P27"><text:span text:style-name="T10">Substitua Y em W por I e D</text:span></text:p>
                                </text:list-item>
                              </text:list>
                            </text:list-item>
                            <text:list-item>
                              <text:p text:style-name="P27"><text:span text:style-name="T10">Senão:</text:span></text:p>
                              <text:list>
                                <text:list-item>
                                  <text:p text:style-name="P27"><text:span text:style-name="T10">Se |I| &lt;= |D|:</text:span></text:p>
                                  <text:list>
                                    <text:list-item>
                                      <text:p text:style-name="P27"><text:span text:style-name="T10">Adicione I a W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7"><text:span text:style-name="T10">Senão:</text:span></text:p>
                                  <text:list>
                                    <text:list-item>
                                      <text:p text:style-name="P27"><text:span text:style-name="T10">Adicione D a W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8"><text:span text:style-name="T10"/></text:p>
      <text:p text:style-name="P28"><text:span text:style-name="T10"><text:tab/></text:span><text:span text:style-name="T22">Assim, o seguinte algoritmo é utilizado para remover partições equivalentes:</text:span></text:p>
      <text:list xml:id="list5766906186241115690" text:style-name="L6">
        <text:list-item>
          <text:p text:style-name="P30"><text:span text:style-name="T10">Entrada: um autômato M</text:span><text:span text:style-name="T19">(K, </text:span><text:span text:style-name="T10">Σ</text:span><text:span text:style-name="T19">, δ, q0, F)</text:span></text:p>
        </text:list-item>
        <text:list-item>
          <text:p text:style-name="P30"><text:span text:style-name="T19">S</text:span><text:span text:style-name="T10">aída: um autômato M'</text:span><text:span text:style-name="T19">(K</text:span><text:span text:style-name="T10">'</text:span><text:span text:style-name="T19">, </text:span><text:span text:style-name="T10">Σ</text:span><text:span text:style-name="T19">, δ</text:span><text:span text:style-name="T10">'</text:span><text:span text:style-name="T19">, q0, F</text:span><text:span text:style-name="T10">'</text:span><text:span text:style-name="T19">) </text:span><text:span text:style-name="T24">| T(M') = T(M) e M' não possui estados equivalentes</text:span></text:p>
        </text:list-item>
        <text:list-item>
          <text:p text:style-name="P30"><text:span text:style-name="T19">M</text:span><text:span text:style-name="T10">étodo:</text:span></text:p>
          <text:list>
            <text:list-item>
              <text:p text:style-name="P30"><text:span text:style-name="T10">Explicite o estado de erro </text:span><text:span text:style-name="T23">de M</text:span><text:span text:style-name="T10">.</text:span></text:p>
            </text:list-item>
            <text:list-item>
              <text:p text:style-name="P30"><text:span text:style-name="T10">Seja P o conjunto de partições de equivalência de M, obtidas aplicando o algoritmo acima.</text:span></text:p>
            </text:list-item>
            <text:list-item>
              <text:p text:style-name="P30"><text:span text:style-name="T10">Para cada p ∈ P:</text:span></text:p>
              <text:list>
                <text:list-item>
                  <text:p text:style-name="P30"><text:soft-page-break/><text:span text:style-name="T10">Enquanto |p| &gt; 1:</text:span></text:p>
                  <text:list>
                    <text:list-item>
                      <text:p text:style-name="P30"><text:span text:style-name="T10">Seja q ∈ p tal que q não seja q0</text:span></text:p>
                    </text:list-item>
                    <text:list-item>
                      <text:p text:style-name="P30"><text:span text:style-name="T10">Remova q do autômat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><text:span text:style-name="T10"/></text:p>
      <text:p text:style-name="P32"><text:span text:style-name="T10">A etapa “Explicite o estado de erro de M” significa substituir transições indefinidas por transições para um estado de erro φ.</text:span></text:p>
      <text:p text:style-name="P32"><text:span text:style-name="T10"/></text:p>
      <text:p text:style-name="P35"><text:span text:style-name="T10">Como exemplo, considere o seguinte autômato </text:span><text:span text:style-name="T26">M</text:span><text:span text:style-name="T10">: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4">a</text:p>
          </table:table-cell>
          <table:table-cell table:style-name="Table1.C1" office:value-type="string">
            <text:p text:style-name="P44">b</text:p>
          </table:table-cell>
        </table:table-row>
        <table:table-row>
          <table:table-cell table:style-name="Table1.A2" office:value-type="string">
            <text:p text:style-name="P44">→<text:span text:style-name="T30">q0</text:span></text:p>
          </table:table-cell>
          <table:table-cell table:style-name="Table1.A2" office:value-type="string">
            <text:p text:style-name="P50">q1</text:p>
          </table:table-cell>
          <table:table-cell table:style-name="Table1.C2" office:value-type="string">
            <text:p text:style-name="P50">q2</text:p>
          </table:table-cell>
        </table:table-row>
        <table:table-row>
          <table:table-cell table:style-name="Table1.A2" office:value-type="string">
            <text:p text:style-name="P46">*<text:span text:style-name="T30">q1</text:span></text:p>
          </table:table-cell>
          <table:table-cell table:style-name="Table1.A2" office:value-type="string">
            <text:p text:style-name="P50">q2</text:p>
          </table:table-cell>
          <table:table-cell table:style-name="Table1.C2" office:value-type="string">
            <text:p text:style-name="P50">q3</text:p>
          </table:table-cell>
        </table:table-row>
        <table:table-row>
          <table:table-cell table:style-name="Table1.A2" office:value-type="string">
            <text:p text:style-name="P42">*<text:span text:style-name="T30">q2</text:span></text:p>
          </table:table-cell>
          <table:table-cell table:style-name="Table1.A2" office:value-type="string">
            <text:p text:style-name="P50">q1</text:p>
          </table:table-cell>
          <table:table-cell table:style-name="Table1.C2" office:value-type="string">
            <text:p text:style-name="P50">q3</text:p>
          </table:table-cell>
        </table:table-row>
        <table:table-row>
          <table:table-cell table:style-name="Table1.A2" office:value-type="string">
            <text:p text:style-name="P50">q3</text:p>
          </table:table-cell>
          <table:table-cell table:style-name="Table1.A2" office:value-type="string">
            <text:p text:style-name="P50">q0</text:p>
          </table:table-cell>
          <table:table-cell table:style-name="Table1.C2" office:value-type="string">
            <text:p text:style-name="P49">-</text:p>
          </table:table-cell>
        </table:table-row>
      </table:table>
      <text:p text:style-name="P35"><text:span text:style-name="T10"/></text:p>
      <text:p text:style-name="P36"><text:span text:style-name="T10">Inicialmente, o estado de erro de M deve ser explicitado: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5">a</text:p>
          </table:table-cell>
          <table:table-cell table:style-name="Table2.C1" office:value-type="string">
            <text:p text:style-name="P45">b</text:p>
          </table:table-cell>
        </table:table-row>
        <table:table-row>
          <table:table-cell table:style-name="Table2.A2" office:value-type="string">
            <text:p text:style-name="P45">→<text:span text:style-name="T29">q0</text:span></text:p>
          </table:table-cell>
          <table:table-cell table:style-name="Table2.A2" office:value-type="string">
            <text:p text:style-name="P48">q1</text:p>
          </table:table-cell>
          <table:table-cell table:style-name="Table2.C2" office:value-type="string">
            <text:p text:style-name="P48">q2</text:p>
          </table:table-cell>
        </table:table-row>
        <table:table-row>
          <table:table-cell table:style-name="Table2.A2" office:value-type="string">
            <text:p text:style-name="P47">*<text:span text:style-name="T29">q1</text:span></text:p>
          </table:table-cell>
          <table:table-cell table:style-name="Table2.A2" office:value-type="string">
            <text:p text:style-name="P48">q2</text:p>
          </table:table-cell>
          <table:table-cell table:style-name="Table2.C2" office:value-type="string">
            <text:p text:style-name="P40"><text:span text:style-name="T10">q3</text:span></text:p>
          </table:table-cell>
        </table:table-row>
        <table:table-row>
          <table:table-cell table:style-name="Table2.A2" office:value-type="string">
            <text:p text:style-name="P43">*<text:span text:style-name="T29">q2</text:span></text:p>
          </table:table-cell>
          <table:table-cell table:style-name="Table2.A2" office:value-type="string">
            <text:p text:style-name="P48">q1</text:p>
          </table:table-cell>
          <table:table-cell table:style-name="Table2.C2" office:value-type="string">
            <text:p text:style-name="P40"><text:span text:style-name="T10">q3</text:span></text:p>
          </table:table-cell>
        </table:table-row>
        <table:table-row>
          <table:table-cell table:style-name="Table2.A2" office:value-type="string">
            <text:p text:style-name="P50">q3</text:p>
          </table:table-cell>
          <table:table-cell table:style-name="Table2.A2" office:value-type="string">
            <text:p text:style-name="P50">q0</text:p>
          </table:table-cell>
          <table:table-cell table:style-name="Table2.C2" office:value-type="string">
            <text:p text:style-name="P34"><text:span text:style-name="T10">φ</text:span></text:p>
          </table:table-cell>
        </table:table-row>
        <table:table-row>
          <table:table-cell table:style-name="Table2.A2" office:value-type="string">
            <text:p text:style-name="P33"><text:span text:style-name="T10">φ</text:span></text:p>
          </table:table-cell>
          <table:table-cell table:style-name="Table2.A2" office:value-type="string">
            <text:p text:style-name="P33"><text:span text:style-name="T10">φ</text:span></text:p>
          </table:table-cell>
          <table:table-cell table:style-name="Table2.C2" office:value-type="string">
            <text:p text:style-name="P33"><text:span text:style-name="T10">φ</text:span></text:p>
          </table:table-cell>
        </table:table-row>
      </table:table>
      <text:p text:style-name="P37"/>
      <text:p text:style-name="P38">A seguir, o conjunto P de partições de equivalência de M deve ser calculado. <text:span text:style-name="T28">Inicialmente, temos:</text:span></text:p>
      <text:p text:style-name="P38"><text:span text:style-name="T28">P = {{q1, q2}, {q0, q3}}</text:span></text:p>
      <text:p text:style-name="P38"><text:span text:style-name="T28">W = {{q1, q2}}</text:span></text:p>
      <text:p text:style-name="P39">W não está vazio, então continuamos:</text:p>
      <text:p text:style-name="P39"><text:tab/>A = {<text:span text:style-name="T31">q1, q2</text:span>}</text:p>
      <text:p text:style-name="P41"><text:tab/>c = a:</text:p>
      <text:p text:style-name="P41"><text:tab/><text:tab/><text:span text:style-name="T32">X = {q0, q1, q2}</text:span></text:p>
      <text:p text:style-name="P41"><text:tab/><text:tab/><text:span text:style-name="T33">Y = {q1, q2}:</text:span></text:p>
      <text:p text:style-name="P41"><text:tab/><text:tab/><text:tab/><text:span text:style-name="T34">I = {q1, q2}</text:span></text:p>
      <text:p text:style-name="P41"><text:tab/><text:tab/><text:tab/><text:span text:style-name="T34">D = {}</text:span></text:p>
      <text:p text:style-name="P41"><text:tab/><text:tab/><text:tab/><text:span text:style-name="T35">Como |D| = 0, pulamos a iteração.</text:span></text:p>
      <text:p text:style-name="P41"><text:tab/><text:tab/><text:span text:style-name="T36">Y = {q0, q3}</text:span></text:p>
      <text:p text:style-name="P41"><text:tab/><text:tab/><text:tab/><text:span text:style-name="T36">I = {q0}</text:span></text:p>
      <text:p text:style-name="P41"><text:tab/><text:tab/><text:tab/><text:span text:style-name="T36">D = {q3}</text:span></text:p>
      <text:p text:style-name="P41"><text:tab/><text:tab/><text:tab/><text:span text:style-name="T37">Como |I| &gt; 0 e |D| &gt; 0, continuamos:</text:span></text:p>
      <text:p text:style-name="P41"><text:tab/><text:tab/><text:tab/><text:tab/><text:span text:style-name="T37">P = {{q1, q2}, {q0}, {q3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0:31:36.980056718</meta:creation-date>
    <dc:date>2016-06-22T16:13:58.106223129</dc:date>
    <meta:editing-duration>PT2H38M16S</meta:editing-duration>
    <meta:editing-cycles>46</meta:editing-cycles>
    <meta:generator>LibreOffice/5.0.6.2$Linux_X86_64 LibreOffice_project/00$Build-2</meta:generator>
    <dc:creator>Ghabriel Nunes</dc:creator>
    <meta:document-statistic meta:table-count="2" meta:image-count="0" meta:object-count="0" meta:page-count="3" meta:paragraph-count="114" meta:word-count="1010" meta:character-count="5357" meta:non-whitespace-character-count="4479"/>
  </office:meta>
</office:document-meta>
</file>